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line-height="150%" fo:text-align="justify" style:justify-single-word="false" fo:text-indent="0.3937in" style:auto-text-indent="false"/>
      <style:text-properties style:font-name="Times New Roman" fo:font-style="normal" fo:font-weight="normal" officeooo:rsid="001403ed" officeooo:paragraph-rsid="0002f0f7" style:font-style-asian="normal" style:font-weight-asian="normal" style:font-style-complex="normal" style:font-weight-complex="normal"/>
    </style:style>
    <style:style style:name="P3" style:family="paragraph" style:parent-style-name="Standard">
      <style:paragraph-properties fo:margin-left="0in" fo:margin-right="0in" fo:line-height="150%" fo:text-align="justify" style:justify-single-word="false" fo:text-indent="0.3937in" style:auto-text-indent="false"/>
      <style:text-properties style:font-name="Times New Roman" fo:font-style="normal" fo:font-weight="normal" officeooo:rsid="001e3d9c" officeooo:paragraph-rsid="0035a6e8" style:font-style-asian="normal" style:font-weight-asian="normal" style:font-style-complex="normal" style:font-weight-complex="normal"/>
    </style:style>
    <style:style style:name="P4" style:family="paragraph" style:parent-style-name="Standard">
      <style:paragraph-properties fo:margin-left="0in" fo:margin-right="0in" fo:line-height="150%" fo:text-align="justify" style:justify-single-word="false" fo:text-indent="0.3937in" style:auto-text-indent="false"/>
      <style:text-properties officeooo:paragraph-rsid="0002f0f7"/>
    </style:style>
    <style:style style:name="P5" style:family="paragraph" style:parent-style-name="Standard" style:master-page-name="">
      <style:paragraph-properties fo:margin-left="0in" fo:margin-right="0in" fo:line-height="150%" fo:text-align="justify" style:justify-single-word="false" fo:text-indent="0.3937in" style:auto-text-indent="false" style:page-number="auto">
        <style:tab-stops>
          <style:tab-stop style:position="0.4307in"/>
        </style:tab-stops>
      </style:paragraph-properties>
      <style:text-properties style:font-name="Times New Roman" fo:font-size="12pt" fo:font-weight="normal" officeooo:rsid="0003c8fb" officeooo:paragraph-rsid="00207a76" style:font-size-asian="12pt" style:font-weight-asian="normal" style:font-size-complex="12pt" style:font-weight-complex="normal"/>
    </style:style>
    <style:style style:name="P6" style:family="paragraph" style:parent-style-name="Standard">
      <style:paragraph-properties fo:margin-left="0in" fo:margin-right="0in" fo:line-height="150%" fo:text-align="center" style:justify-single-word="false" fo:text-indent="0in" style:auto-text-indent="false"/>
      <style:text-properties style:font-name="Times New Roman" fo:font-weight="bold" officeooo:rsid="00065fd5" officeooo:paragraph-rsid="0002f0f7" style:font-weight-asian="bold" style:font-weight-complex="bold"/>
    </style:style>
    <style:style style:name="P7" style:family="paragraph" style:parent-style-name="Standard">
      <style:paragraph-properties fo:margin-left="0in" fo:margin-right="0in" fo:line-height="150%" fo:text-align="center" style:justify-single-word="false" fo:text-indent="0in" style:auto-text-indent="false"/>
      <style:text-properties style:font-name="Times New Roman" fo:font-style="normal" fo:font-weight="bold" officeooo:rsid="001eabe2" officeooo:paragraph-rsid="001eabe2" style:font-style-asian="normal" style:font-weight-asian="bold" style:font-style-complex="normal" style:font-weight-complex="bold"/>
    </style:style>
    <style:style style:name="P8" style:family="paragraph" style:parent-style-name="Standard">
      <style:paragraph-properties fo:margin-left="0in" fo:margin-right="0in" fo:line-height="150%" fo:text-align="center" style:justify-single-word="false" fo:text-indent="0in" style:auto-text-indent="false"/>
      <style:text-properties style:font-name="Times New Roman" fo:font-style="normal" fo:font-weight="bold" officeooo:rsid="002237cd" officeooo:paragraph-rsid="002237cd"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style:font-name="Times New Roman" fo:font-weight="normal" officeooo:rsid="00063867" officeooo:paragraph-rsid="00063867" style:font-weight-asian="normal" style:font-weight-complex="normal"/>
    </style:style>
    <style:style style:name="P10" style:family="paragraph" style:parent-style-name="Standard">
      <style:paragraph-properties fo:line-height="150%" fo:text-align="start" style:justify-single-word="false"/>
      <style:text-properties style:font-name="Times New Roman" fo:font-weight="normal" officeooo:rsid="0023eb34" officeooo:paragraph-rsid="0023eb34" style:font-weight-asian="normal" style:font-weight-complex="normal"/>
    </style:style>
    <style:style style:name="P11" style:family="paragraph" style:parent-style-name="Standard">
      <style:paragraph-properties fo:line-height="150%"/>
      <style:text-properties officeooo:rsid="0023eb34" officeooo:paragraph-rsid="0023eb34"/>
    </style:style>
    <style:style style:name="P12" style:family="paragraph" style:parent-style-name="Standard">
      <style:paragraph-properties fo:line-height="150%" fo:text-align="justify" style:justify-single-word="false"/>
      <style:text-properties officeooo:rsid="0023eb34" officeooo:paragraph-rsid="0023eb34"/>
    </style:style>
    <style:style style:name="P13" style:family="paragraph" style:parent-style-name="Standard">
      <style:paragraph-properties fo:line-height="150%" fo:text-align="justify" style:justify-single-word="false"/>
      <style:text-properties officeooo:rsid="0023eb34" officeooo:paragraph-rsid="002a56c1"/>
    </style:style>
    <style:style style:name="P14" style:family="paragraph" style:parent-style-name="Standard">
      <style:paragraph-properties fo:line-height="150%" fo:text-align="justify" style:justify-single-word="false"/>
      <style:text-properties officeooo:rsid="002b88d3" officeooo:paragraph-rsid="002b88d3"/>
    </style:style>
    <style:style style:name="P15" style:family="paragraph" style:parent-style-name="Standard">
      <style:paragraph-properties fo:line-height="150%" fo:text-align="justify" style:justify-single-word="false">
        <style:tab-stops>
          <style:tab-stop style:position="1.4583in"/>
        </style:tab-stops>
      </style:paragraph-properties>
      <style:text-properties officeooo:rsid="002bf6af" officeooo:paragraph-rsid="002bf6af"/>
    </style:style>
    <style:style style:name="P16" style:family="paragraph" style:parent-style-name="Standard">
      <style:paragraph-properties fo:line-height="150%"/>
    </style:style>
    <style:style style:name="P17" style:family="paragraph" style:parent-style-name="Standard">
      <style:paragraph-properties fo:line-height="150%" fo:text-align="justify" style:justify-single-word="false"/>
      <style:text-properties officeooo:paragraph-rsid="0025e7b5"/>
    </style:style>
    <style:style style:name="P18" style:family="paragraph" style:parent-style-name="Standard">
      <style:paragraph-properties fo:line-height="150%" fo:text-align="justify" style:justify-single-word="false"/>
      <style:text-properties officeooo:paragraph-rsid="002a56c1"/>
    </style:style>
    <style:style style:name="P19" style:family="paragraph" style:parent-style-name="Standard">
      <style:paragraph-properties fo:line-height="150%" fo:text-align="justify" style:justify-single-word="false">
        <style:tab-stops>
          <style:tab-stop style:position="1.4583in"/>
        </style:tab-stops>
      </style:paragraph-properties>
      <style:text-properties officeooo:paragraph-rsid="002eedb4"/>
    </style:style>
    <style:style style:name="P20" style:family="paragraph" style:parent-style-name="Standard">
      <style:paragraph-properties fo:line-height="150%"/>
      <style:text-properties fo:font-style="normal" officeooo:paragraph-rsid="0025e7b5" style:font-style-asian="normal" style:font-style-complex="normal"/>
    </style:style>
    <style:style style:name="P21" style:family="paragraph" style:parent-style-name="Standard">
      <style:paragraph-properties fo:line-height="150%" fo:text-align="justify" style:justify-single-word="false">
        <style:tab-stops>
          <style:tab-stop style:position="1.4583in"/>
        </style:tab-stops>
      </style:paragraph-properties>
      <style:text-properties officeooo:rsid="002d8783" officeooo:paragraph-rsid="002d8783"/>
    </style:style>
    <style:style style:name="P22" style:family="paragraph" style:parent-style-name="Standard" style:master-page-name="">
      <style:paragraph-properties fo:margin-left="0.3937in" fo:margin-right="0in" fo:line-height="150%" fo:text-align="justify" style:justify-single-word="false" fo:text-indent="0.3937in" style:auto-text-indent="false" style:page-number="auto"/>
      <style:text-properties style:font-name="Times New Roman" fo:font-weight="normal" officeooo:rsid="001c15d8" officeooo:paragraph-rsid="001c94e0" style:font-weight-asian="normal" style:font-weight-complex="normal"/>
    </style:style>
    <style:style style:name="P23" style:family="paragraph" style:parent-style-name="Standard" style:master-page-name="">
      <style:paragraph-properties fo:margin-left="0.3937in" fo:margin-right="0in" fo:line-height="150%" fo:text-align="justify" style:justify-single-word="false" fo:text-indent="0.3937in" style:auto-text-indent="false" style:page-number="auto"/>
      <style:text-properties style:font-name="Times New Roman" fo:font-weight="normal" officeooo:rsid="001a7416" officeooo:paragraph-rsid="001a7416" style:font-weight-asian="normal" style:font-weight-complex="normal"/>
    </style:style>
    <style:style style:name="P24" style:family="paragraph" style:parent-style-name="Standard">
      <style:paragraph-properties fo:margin-left="0.3937in" fo:margin-right="0in" fo:line-height="150%" fo:text-align="justify" style:justify-single-word="false" fo:text-indent="0.3937in" style:auto-text-indent="false"/>
      <style:text-properties style:font-name="Times New Roman" fo:font-weight="normal" officeooo:rsid="001c15d8" officeooo:paragraph-rsid="001c94e0" style:font-weight-asian="normal" style:font-weight-complex="normal"/>
    </style:style>
    <style:style style:name="P25" style:family="paragraph" style:parent-style-name="Standard" style:master-page-name="Standard">
      <style:paragraph-properties fo:margin-left="0in" fo:margin-right="0in" fo:line-height="150%" fo:text-align="center" style:justify-single-word="false" fo:text-indent="0in" style:auto-text-indent="false" style:page-number="auto"/>
      <style:text-properties style:font-name="Times New Roman" fo:font-weight="bold" officeooo:rsid="0004cc28" officeooo:paragraph-rsid="0002f0f7" style:font-weight-asian="bold" style:font-weight-complex="bold"/>
    </style:style>
    <style:style style:name="P26" style:family="paragraph" style:parent-style-name="Standard" style:list-style-name="L1">
      <style:paragraph-properties fo:line-height="150%" fo:text-align="justify" style:justify-single-word="false"/>
      <style:text-properties style:font-name="Times New Roman" fo:font-weight="normal" officeooo:rsid="0003baef" officeooo:paragraph-rsid="0003baef" style:font-weight-asian="normal" style:font-weight-complex="normal"/>
    </style:style>
    <style:style style:name="P27" style:family="paragraph" style:parent-style-name="Standard" style:list-style-name="L1">
      <style:paragraph-properties fo:line-height="150%" fo:text-align="justify" style:justify-single-word="false"/>
      <style:text-properties style:font-name="Times New Roman" fo:font-weight="normal" officeooo:rsid="00063867" officeooo:paragraph-rsid="00063867" style:font-weight-asian="normal" style:font-weight-complex="normal"/>
    </style:style>
    <style:style style:name="P28" style:family="paragraph" style:parent-style-name="Standard" style:list-style-name="L2" style:master-page-name="">
      <style:paragraph-properties fo:margin-left="0.7874in" fo:margin-right="0in" fo:line-height="150%" fo:text-align="justify" style:justify-single-word="false" fo:text-indent="-0.3937in" style:auto-text-indent="false" style:page-number="auto"/>
      <style:text-properties style:font-name="Times New Roman" fo:font-weight="normal" officeooo:rsid="00089e5c" officeooo:paragraph-rsid="00089e5c" style:font-weight-asian="normal" style:font-weight-complex="normal"/>
    </style:style>
    <style:style style:name="P29" style:family="paragraph" style:parent-style-name="Standard" style:list-style-name="L3" style:master-page-name="">
      <style:paragraph-properties fo:margin-left="0.7874in" fo:margin-right="0in" fo:line-height="150%" fo:text-align="justify" style:justify-single-word="false" fo:text-indent="-0.3937in" style:auto-text-indent="false" style:page-number="auto"/>
      <style:text-properties style:font-name="Times New Roman" fo:font-weight="normal" officeooo:rsid="0010c6f8" officeooo:paragraph-rsid="0010c6f8" style:font-weight-asian="normal" style:font-weight-complex="normal"/>
    </style:style>
    <style:style style:name="P30" style:family="paragraph" style:parent-style-name="Standard" style:list-style-name="L2">
      <style:paragraph-properties fo:margin-left="0.7874in" fo:margin-right="0in" fo:line-height="150%" fo:text-align="justify" style:justify-single-word="false" fo:text-indent="-0.3937in" style:auto-text-indent="false"/>
      <style:text-properties style:font-name="Times New Roman" fo:font-weight="normal" officeooo:rsid="000b44d3" officeooo:paragraph-rsid="000b44d3" style:font-weight-asian="normal" style:font-weight-complex="normal"/>
    </style:style>
    <style:style style:name="P31" style:family="paragraph" style:parent-style-name="Standard" style:list-style-name="L2">
      <style:paragraph-properties fo:margin-left="0.7874in" fo:margin-right="0in" fo:line-height="150%" fo:text-align="justify" style:justify-single-word="false" fo:text-indent="-0.3937in" style:auto-text-indent="false"/>
      <style:text-properties style:font-name="Times New Roman" fo:font-weight="normal" officeooo:rsid="000ea5ca" officeooo:paragraph-rsid="000ea5ca" style:font-weight-asian="normal" style:font-weight-complex="normal"/>
    </style:style>
    <style:style style:name="P32" style:family="paragraph" style:parent-style-name="Standard" style:list-style-name="L3">
      <style:paragraph-properties fo:margin-left="0.7874in" fo:margin-right="0in" fo:line-height="150%" fo:text-align="justify" style:justify-single-word="false" fo:text-indent="-0.3937in" style:auto-text-indent="false"/>
      <style:text-properties style:font-name="Times New Roman" fo:font-weight="normal" officeooo:rsid="0010dc1d" officeooo:paragraph-rsid="0010dc1d" style:font-weight-asian="normal" style:font-weight-complex="normal"/>
    </style:style>
    <style:style style:name="P33" style:family="paragraph" style:parent-style-name="Standard" style:list-style-name="L3">
      <style:paragraph-properties fo:margin-left="0.7874in" fo:margin-right="0in" fo:line-height="150%" fo:text-align="justify" style:justify-single-word="false" fo:text-indent="-0.3937in" style:auto-text-indent="false"/>
      <style:text-properties style:font-name="Times New Roman" fo:font-weight="normal" officeooo:rsid="0011baed" officeooo:paragraph-rsid="0011baed" style:font-weight-asian="normal" style:font-weight-complex="normal"/>
    </style:style>
    <style:style style:name="P34" style:family="paragraph" style:parent-style-name="Standard">
      <style:paragraph-properties fo:margin-left="0in" fo:margin-right="0in" fo:line-height="150%" fo:text-align="justify" style:justify-single-word="false" fo:text-indent="0.3937in" style:auto-text-indent="false">
        <style:tab-stops>
          <style:tab-stop style:position="0.4307in"/>
        </style:tab-stops>
      </style:paragraph-properties>
      <style:text-properties style:font-name="Times New Roman" fo:font-weight="normal" officeooo:paragraph-rsid="00391302"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094be4" style:font-style-asian="normal" style:font-style-complex="normal"/>
    </style:style>
    <style:style style:name="T3" style:family="text">
      <style:text-properties fo:font-style="normal" officeooo:rsid="000bf2d9" style:font-style-asian="normal" style:font-style-complex="normal"/>
    </style:style>
    <style:style style:name="T4" style:family="text">
      <style:text-properties fo:font-style="normal" officeooo:rsid="0010dc1d" style:font-style-asian="normal" style:font-style-complex="normal"/>
    </style:style>
    <style:style style:name="T5" style:family="text">
      <style:text-properties fo:font-style="normal" officeooo:rsid="001a6f1f" style:font-style-asian="normal" style:font-style-complex="normal"/>
    </style:style>
    <style:style style:name="T6" style:family="text">
      <style:text-properties fo:font-style="normal" officeooo:rsid="001c2877" style:font-style-asian="normal" style:font-style-complex="normal"/>
    </style:style>
    <style:style style:name="T7" style:family="text">
      <style:text-properties fo:font-style="normal" officeooo:rsid="00021569" style:font-style-asian="normal" style:font-style-complex="normal"/>
    </style:style>
    <style:style style:name="T8" style:family="text">
      <style:text-properties fo:font-style="normal" officeooo:rsid="00ad0b7a" style:font-style-asian="normal" style:font-style-complex="normal"/>
    </style:style>
    <style:style style:name="T9" style:family="text">
      <style:text-properties fo:font-style="normal" officeooo:rsid="0021dfae" style:font-style-asian="normal" style:font-style-complex="normal"/>
    </style:style>
    <style:style style:name="T10" style:family="text">
      <style:text-properties fo:font-style="normal" officeooo:rsid="00226fd0" style:font-style-asian="normal" style:font-style-complex="normal"/>
    </style:style>
    <style:style style:name="T11" style:family="text">
      <style:text-properties fo:font-style="normal" officeooo:rsid="00232d65" style:font-style-asian="normal" style:font-style-complex="normal"/>
    </style:style>
    <style:style style:name="T12" style:family="text">
      <style:text-properties fo:font-style="normal" officeooo:rsid="00f202ed" style:font-style-asian="normal" style:font-style-complex="normal"/>
    </style:style>
    <style:style style:name="T13" style:family="text">
      <style:text-properties fo:font-style="normal" officeooo:rsid="00adefeb" style:font-style-asian="normal" style:font-style-complex="normal"/>
    </style:style>
    <style:style style:name="T14" style:family="text">
      <style:text-properties fo:font-style="normal" officeooo:rsid="00bb1430" style:font-style-asian="normal" style:font-style-complex="normal"/>
    </style:style>
    <style:style style:name="T15" style:family="text">
      <style:text-properties fo:font-style="normal" officeooo:rsid="0023eb34" style:font-style-asian="normal" style:font-style-complex="normal"/>
    </style:style>
    <style:style style:name="T16" style:family="text">
      <style:text-properties fo:font-style="normal" officeooo:rsid="0025e7b5" style:font-style-asian="normal" style:font-style-complex="normal"/>
    </style:style>
    <style:style style:name="T17" style:family="text">
      <style:text-properties fo:font-style="normal" officeooo:rsid="0028be93" style:font-style-asian="normal" style:font-style-complex="normal"/>
    </style:style>
    <style:style style:name="T18" style:family="text">
      <style:text-properties fo:font-style="normal" officeooo:rsid="002bcd4b" style:font-style-asian="normal" style:font-style-complex="normal"/>
    </style:style>
    <style:style style:name="T19" style:family="text">
      <style:text-properties fo:font-style="normal" officeooo:rsid="002eedb4" style:font-style-asian="normal" style:font-style-complex="normal"/>
    </style:style>
    <style:style style:name="T20" style:family="text">
      <style:text-properties fo:font-style="normal" officeooo:rsid="002f6171" style:font-style-asian="normal" style:font-style-complex="normal"/>
    </style:style>
    <style:style style:name="T21" style:family="text">
      <style:text-properties fo:font-style="normal" officeooo:rsid="002f7513" style:font-style-asian="normal" style:font-style-complex="normal"/>
    </style:style>
    <style:style style:name="T22" style:family="text">
      <style:text-properties fo:font-style="normal" officeooo:rsid="0037a1b8" style:font-style-asian="normal" style:font-style-complex="normal"/>
    </style:style>
    <style:style style:name="T23" style:family="text">
      <style:text-properties fo:font-style="normal" officeooo:rsid="001c15d8" style:font-style-asian="normal" style:font-style-complex="normal"/>
    </style:style>
    <style:style style:name="T24" style:family="text">
      <style:text-properties officeooo:rsid="0010999c"/>
    </style:style>
    <style:style style:name="T25" style:family="text">
      <style:text-properties style:font-name="Times New Roman" fo:font-style="italic" fo:font-weight="normal" officeooo:rsid="00065fd5" style:font-style-asian="italic" style:font-weight-asian="normal" style:font-style-complex="italic" style:font-weight-complex="normal"/>
    </style:style>
    <style:style style:name="T26" style:family="text">
      <style:text-properties style:font-name="Times New Roman" fo:font-style="italic" fo:font-weight="normal" officeooo:rsid="000c6ed7" style:font-style-asian="italic" style:font-weight-asian="normal" style:font-style-complex="italic" style:font-weight-complex="normal"/>
    </style:style>
    <style:style style:name="T27" style:family="text">
      <style:text-properties style:font-name="Times New Roman" fo:font-style="italic" fo:font-weight="normal" officeooo:rsid="000e67f7" style:font-style-asian="italic" style:font-weight-asian="normal" style:font-style-complex="italic" style:font-weight-complex="normal"/>
    </style:style>
    <style:style style:name="T28" style:family="text">
      <style:text-properties style:font-name="Times New Roman" fo:font-style="italic" fo:font-weight="normal" officeooo:rsid="000face6" style:font-style-asian="italic" style:font-weight-asian="normal" style:font-style-complex="italic" style:font-weight-complex="normal"/>
    </style:style>
    <style:style style:name="T29" style:family="text">
      <style:text-properties style:font-name="Times New Roman" fo:font-style="italic" fo:font-weight="normal" officeooo:rsid="0010999c" style:font-style-asian="italic" style:font-weight-asian="normal" style:font-style-complex="italic" style:font-weight-complex="normal"/>
    </style:style>
    <style:style style:name="T30" style:family="text">
      <style:text-properties style:font-name="Times New Roman" fo:font-style="normal" fo:font-weight="normal" officeooo:rsid="00065fd5" style:font-style-asian="normal" style:font-weight-asian="normal" style:font-style-complex="normal" style:font-weight-complex="normal"/>
    </style:style>
    <style:style style:name="T31" style:family="text">
      <style:text-properties style:font-name="Times New Roman" fo:font-style="normal" fo:font-weight="normal" officeooo:rsid="000d3cc6" style:font-style-asian="normal" style:font-weight-asian="normal" style:font-style-complex="normal" style:font-weight-complex="normal"/>
    </style:style>
    <style:style style:name="T32" style:family="text">
      <style:text-properties style:font-name="Times New Roman" fo:font-style="normal" fo:font-weight="normal" officeooo:rsid="000face6" style:font-style-asian="normal" style:font-weight-asian="normal" style:font-style-complex="normal" style:font-weight-complex="normal"/>
    </style:style>
    <style:style style:name="T33" style:family="text">
      <style:text-properties style:font-name="Times New Roman" fo:font-style="normal" fo:font-weight="normal" officeooo:rsid="0010999c" style:font-style-asian="normal" style:font-weight-asian="normal" style:font-style-complex="normal" style:font-weight-complex="normal"/>
    </style:style>
    <style:style style:name="T34" style:family="text">
      <style:text-properties style:font-name="Times New Roman" fo:font-style="normal" fo:font-weight="normal" officeooo:rsid="00305d12" style:font-style-asian="normal" style:font-weight-asian="normal" style:font-style-complex="normal" style:font-weight-complex="normal"/>
    </style:style>
    <style:style style:name="T35" style:family="text">
      <style:text-properties fo:font-style="italic" style:font-style-asian="italic" style:font-style-complex="italic"/>
    </style:style>
    <style:style style:name="T36" style:family="text">
      <style:text-properties fo:font-style="italic" officeooo:rsid="0010999c" style:font-style-asian="italic" style:font-style-complex="italic"/>
    </style:style>
    <style:style style:name="T37" style:family="text">
      <style:text-properties fo:font-style="italic" officeooo:rsid="00151409" style:font-style-asian="italic" style:font-style-complex="italic"/>
    </style:style>
    <style:style style:name="T38" style:family="text">
      <style:text-properties fo:font-style="italic" officeooo:rsid="00168009" style:font-style-asian="italic" style:font-style-complex="italic"/>
    </style:style>
    <style:style style:name="T39" style:family="text">
      <style:text-properties fo:font-style="italic" officeooo:rsid="001cf2d7" style:font-style-asian="italic" style:font-style-complex="italic"/>
    </style:style>
    <style:style style:name="T40" style:family="text">
      <style:text-properties fo:font-style="italic" officeooo:rsid="000387a6" style:font-style-asian="italic" style:font-style-complex="italic"/>
    </style:style>
    <style:style style:name="T41" style:family="text">
      <style:text-properties fo:font-style="italic" officeooo:rsid="00089e5c" style:font-style-asian="italic" style:font-style-complex="italic"/>
    </style:style>
    <style:style style:name="T42" style:family="text">
      <style:text-properties fo:font-style="italic" officeooo:rsid="00094be4" style:font-style-asian="italic" style:font-style-complex="italic"/>
    </style:style>
    <style:style style:name="T43" style:family="text">
      <style:text-properties fo:font-style="italic" officeooo:rsid="000aa7b0" style:font-style-asian="italic" style:font-style-complex="italic"/>
    </style:style>
    <style:style style:name="T44" style:family="text">
      <style:text-properties fo:font-style="italic" officeooo:rsid="0013cec1" style:font-style-asian="italic" style:font-style-complex="italic"/>
    </style:style>
    <style:style style:name="T45" style:family="text">
      <style:text-properties fo:font-style="italic" officeooo:rsid="00884aaa" style:font-style-asian="italic" style:font-style-complex="italic"/>
    </style:style>
    <style:style style:name="T46" style:family="text">
      <style:text-properties fo:font-style="italic" officeooo:rsid="00ad0b7a" style:font-style-asian="italic" style:font-style-complex="italic"/>
    </style:style>
    <style:style style:name="T47" style:family="text">
      <style:text-properties fo:font-style="italic" officeooo:rsid="00226fd0" style:font-style-asian="italic" style:font-style-complex="italic"/>
    </style:style>
    <style:style style:name="T48" style:family="text">
      <style:text-properties fo:font-style="italic" officeooo:rsid="00adefeb" style:font-style-asian="italic" style:font-style-complex="italic"/>
    </style:style>
    <style:style style:name="T49" style:family="text">
      <style:text-properties fo:font-style="italic" officeooo:rsid="0023eb34" style:font-style-asian="italic" style:font-style-complex="italic"/>
    </style:style>
    <style:style style:name="T50" style:family="text">
      <style:text-properties fo:font-style="italic" officeooo:rsid="0028be93" style:font-style-asian="italic" style:font-style-complex="italic"/>
    </style:style>
    <style:style style:name="T51" style:family="text">
      <style:text-properties fo:font-style="italic" officeooo:rsid="002bcd4b" style:font-style-asian="italic" style:font-style-complex="italic"/>
    </style:style>
    <style:style style:name="T52" style:family="text">
      <style:text-properties fo:font-style="italic" officeooo:rsid="002eedb4" style:font-style-asian="italic" style:font-style-complex="italic"/>
    </style:style>
    <style:style style:name="T53" style:family="text">
      <style:text-properties fo:font-style="italic" officeooo:rsid="002f6171" style:font-style-asian="italic" style:font-style-complex="italic"/>
    </style:style>
    <style:style style:name="T54" style:family="text">
      <style:text-properties fo:font-style="italic" officeooo:rsid="002f7513" style:font-style-asian="italic" style:font-style-complex="italic"/>
    </style:style>
    <style:style style:name="T55" style:family="text">
      <style:text-properties fo:font-style="italic" officeooo:rsid="00323aba" style:font-style-asian="italic" style:font-style-complex="italic"/>
    </style:style>
    <style:style style:name="T56" style:family="text">
      <style:text-properties fo:font-style="italic" officeooo:rsid="0037a1b8" style:font-style-asian="italic" style:font-style-complex="italic"/>
    </style:style>
    <style:style style:name="T57" style:family="text">
      <style:text-properties fo:font-style="italic" fo:font-weight="bold"/>
    </style:style>
    <style:style style:name="T58" style:family="text">
      <style:text-properties officeooo:rsid="00151409"/>
    </style:style>
    <style:style style:name="T59" style:family="text">
      <style:text-properties officeooo:rsid="00168009"/>
    </style:style>
    <style:style style:name="T60" style:family="text">
      <style:text-properties officeooo:rsid="001cf2d7"/>
    </style:style>
    <style:style style:name="T61" style:family="text">
      <style:text-properties officeooo:rsid="001ffd98"/>
    </style:style>
    <style:style style:name="T62" style:family="text">
      <style:text-properties officeooo:rsid="000387a6"/>
    </style:style>
    <style:style style:name="T63" style:family="text">
      <style:text-properties officeooo:rsid="00051ebc"/>
    </style:style>
    <style:style style:name="T64" style:family="text">
      <style:text-properties officeooo:rsid="00094be4"/>
    </style:style>
    <style:style style:name="T65" style:family="text">
      <style:text-properties officeooo:rsid="0013cec1"/>
    </style:style>
    <style:style style:name="T66" style:family="text">
      <style:text-properties fo:font-size="12pt" fo:font-style="normal" officeooo:rsid="0023d52f" style:font-size-asian="12pt" style:font-style-asian="normal" style:font-size-complex="12pt" style:font-style-complex="normal"/>
    </style:style>
    <style:style style:name="T67" style:family="text">
      <style:text-properties fo:font-size="12pt" fo:font-style="normal" officeooo:rsid="00021569" style:font-size-asian="12pt" style:font-style-asian="normal" style:font-size-complex="12pt" style:font-style-complex="normal"/>
    </style:style>
    <style:style style:name="T68" style:family="text">
      <style:text-properties fo:font-size="12pt" fo:font-style="normal" officeooo:rsid="0084cff4" style:font-size-asian="12pt" style:font-style-asian="normal" style:font-size-complex="12pt" style:font-style-complex="normal"/>
    </style:style>
    <style:style style:name="T69" style:family="text">
      <style:text-properties fo:font-size="12pt" fo:font-style="normal" officeooo:rsid="00aec683" style:font-size-asian="12pt" style:font-style-asian="normal" style:font-size-complex="12pt" style:font-style-complex="normal"/>
    </style:style>
    <style:style style:name="T70" style:family="text">
      <style:text-properties fo:font-size="12pt" fo:font-style="normal" officeooo:rsid="0024b2b3" style:font-size-asian="12pt" style:font-style-asian="normal" style:font-size-complex="12pt" style:font-style-complex="normal"/>
    </style:style>
    <style:style style:name="T71" style:family="text">
      <style:text-properties fo:font-size="12pt" fo:font-style="normal" officeooo:rsid="0025044d" style:font-size-asian="12pt" style:font-style-asian="normal" style:font-size-complex="12pt" style:font-style-complex="normal"/>
    </style:style>
    <style:style style:name="T72" style:family="text">
      <style:text-properties fo:font-size="12pt" fo:font-style="normal" officeooo:rsid="00b06dbf" style:font-size-asian="12pt" style:font-style-asian="normal" style:font-size-complex="12pt" style:font-style-complex="normal"/>
    </style:style>
    <style:style style:name="T73" style:family="text">
      <style:text-properties fo:font-size="12pt" fo:font-style="normal" officeooo:rsid="00b14e07" style:font-size-asian="12pt" style:font-style-asian="normal" style:font-size-complex="12pt" style:font-style-complex="normal"/>
    </style:style>
    <style:style style:name="T74" style:family="text">
      <style:text-properties fo:font-size="12pt" fo:font-style="normal" officeooo:rsid="0021dfae" style:font-size-asian="12pt" style:font-style-asian="normal" style:font-size-complex="12pt" style:font-style-complex="normal"/>
    </style:style>
    <style:style style:name="T75" style:family="text">
      <style:text-properties fo:font-size="12pt" fo:font-style="normal" officeooo:rsid="00226fd0" style:font-size-asian="12pt" style:font-style-asian="normal" style:font-size-complex="12pt" style:font-style-complex="normal"/>
    </style:style>
    <style:style style:name="T76" style:family="text">
      <style:text-properties fo:font-size="12pt" fo:font-style="normal" officeooo:rsid="00232d65" style:font-size-asian="12pt" style:font-style-asian="normal" style:font-size-complex="12pt" style:font-style-complex="normal"/>
    </style:style>
    <style:style style:name="T77" style:family="text">
      <style:text-properties fo:font-size="12pt" fo:font-style="normal" officeooo:rsid="0037a1b8" style:font-size-asian="12pt" style:font-style-asian="normal" style:font-size-complex="12pt" style:font-style-complex="normal"/>
    </style:style>
    <style:style style:name="T78" style:family="text">
      <style:text-properties fo:font-size="12pt" fo:font-style="normal" officeooo:rsid="00f202ed" style:font-size-asian="12pt" style:font-style-asian="normal" style:font-size-complex="12pt" style:font-style-complex="normal"/>
    </style:style>
    <style:style style:name="T79" style:family="text">
      <style:text-properties fo:font-size="12pt" fo:font-style="normal" officeooo:rsid="00adefeb" style:font-size-asian="12pt" style:font-style-asian="normal" style:font-size-complex="12pt" style:font-style-complex="normal"/>
    </style:style>
    <style:style style:name="T80" style:family="text">
      <style:text-properties fo:font-size="12pt" fo:font-style="normal" officeooo:rsid="00bb1430" style:font-size-asian="12pt" style:font-style-asian="normal" style:font-size-complex="12pt" style:font-style-complex="normal"/>
    </style:style>
    <style:style style:name="T81" style:family="text">
      <style:text-properties fo:font-size="12pt" fo:font-style="italic" officeooo:rsid="0023d52f" style:font-size-asian="12pt" style:font-style-asian="italic" style:font-size-complex="12pt" style:font-style-complex="italic"/>
    </style:style>
    <style:style style:name="T82" style:family="text">
      <style:text-properties fo:font-size="12pt" fo:font-style="italic" officeooo:rsid="00aec683" style:font-size-asian="12pt" style:font-style-asian="italic" style:font-size-complex="12pt" style:font-style-complex="italic"/>
    </style:style>
    <style:style style:name="T83" style:family="text">
      <style:text-properties fo:font-size="12pt" fo:font-style="italic" officeooo:rsid="0024b2b3" style:font-size-asian="12pt" style:font-style-asian="italic" style:font-size-complex="12pt" style:font-style-complex="italic"/>
    </style:style>
    <style:style style:name="T84" style:family="text">
      <style:text-properties fo:font-size="12pt" fo:font-style="italic" officeooo:rsid="0025044d" style:font-size-asian="12pt" style:font-style-asian="italic" style:font-size-complex="12pt" style:font-style-complex="italic"/>
    </style:style>
    <style:style style:name="T85" style:family="text">
      <style:text-properties fo:font-size="12pt" fo:font-style="italic" officeooo:rsid="00b06dbf" style:font-size-asian="12pt" style:font-style-asian="italic" style:font-size-complex="12pt" style:font-style-complex="italic"/>
    </style:style>
    <style:style style:name="T86" style:family="text">
      <style:text-properties fo:font-size="12pt" fo:font-style="italic" officeooo:rsid="00226fd0" style:font-size-asian="12pt" style:font-style-asian="italic" style:font-size-complex="12pt" style:font-style-complex="italic"/>
    </style:style>
    <style:style style:name="T87" style:family="text">
      <style:text-properties fo:font-size="12pt" fo:font-style="italic" officeooo:rsid="0037a1b8" style:font-size-asian="12pt" style:font-style-asian="italic" style:font-size-complex="12pt" style:font-style-complex="italic"/>
    </style:style>
    <style:style style:name="T88" style:family="text">
      <style:text-properties fo:font-size="12pt" fo:font-style="italic" officeooo:rsid="00adefeb" style:font-size-asian="12pt" style:font-style-asian="italic" style:font-size-complex="12pt" style:font-style-complex="italic"/>
    </style:style>
    <style:style style:name="T89" style:family="text">
      <style:text-properties officeooo:rsid="0084cff4"/>
    </style:style>
    <style:style style:name="T90" style:family="text">
      <style:text-properties officeooo:rsid="00ad0b7a"/>
    </style:style>
    <style:style style:name="T91" style:family="text">
      <style:text-properties officeooo:rsid="002237cd"/>
    </style:style>
    <style:style style:name="T92" style:family="text">
      <style:text-properties officeooo:rsid="0023eb34"/>
    </style:style>
    <style:style style:name="T93" style:family="text">
      <style:text-properties officeooo:rsid="0025e7b5"/>
    </style:style>
    <style:style style:name="T94" style:family="text">
      <style:text-properties officeooo:rsid="00277e81"/>
    </style:style>
    <style:style style:name="T95" style:family="text">
      <style:text-properties officeooo:rsid="0028be93"/>
    </style:style>
    <text:list-style style:name="L1">
      <text:list-level-style-number text:level="1" text:style-name="Numbering_20_Symbols" style:num-prefix="1."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874in" fo:margin-left="0.3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937in" fo:margin-left="0.3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BAB I</text:p>
      <text:p text:style-name="P6">PENDAHULUAN</text:p>
      <text:p text:style-name="P6"/>
      <text:list xml:id="list9160573425451756043" text:style-name="L1">
        <text:list-item>
          <text:p text:style-name="P26">Latar Belakan<text:span text:style-name="T63">g</text:span></text:p>
        </text:list-item>
      </text:list>
      <text:p text:style-name="P4"><text:span text:style-name="T25">Address Resolution Protocol (ARP) </text:span><text:span text:style-name="T30">merupakan suatu protokol yang bertanggung jawab untuk mencari </text:span><text:span text:style-name="T25">Media Access Control (MAC) Address </text:span><text:span text:style-name="T30">dari setiap komputer </text:span><text:span text:style-name="T26">(host)</text:span><text:span text:style-name="T30"> yang akan </text:span><text:span text:style-name="T34">berkomunikasi (pertukaran data)</text:span><text:span text:style-name="T30"> melalui jaringan </text:span><text:span text:style-name="T25">Local Area Network (LAN) </text:span><text:span text:style-name="T30">dengan memanfaatkan </text:span><text:span text:style-name="T25">Internet Protocol (IP) Address</text:span><text:span text:style-name="T30">, khususnya </text:span><text:span text:style-name="T25">IP Address Version 4 </text:span><text:span text:style-name="T30">yang telah didapat saat </text:span><text:span text:style-name="T31">sebuah </text:span><text:span text:style-name="T27">host</text:span><text:span text:style-name="T30"> berhasil melakukan koneksi <text:s/>ke jaringan. </text:span><text:span text:style-name="T25">MAC Address </text:span><text:span text:style-name="T30">yang telah didapatkan dari </text:span><text:span text:style-name="T25">ARP </text:span><text:span text:style-name="T30">akan disimpan di dalam </text:span><text:span text:style-name="T25">ARP Cache/ARP Table </text:span><text:span text:style-name="T30">dengan tujuan agar jaringan tidak menjadi sibuk karena penggunaan </text:span><text:span text:style-name="T25">ARP </text:span><text:span text:style-name="T30">secara terus-menerus ketika setiap <text:s/></text:span><text:span text:style-name="T32"><text:s/></text:span><text:span text:style-name="T28">host</text:span><text:span text:style-name="T30"> ingin berkomunikasi dengan </text:span><text:span text:style-name="T28">host</text:span><text:span text:style-name="T30"> lainnya. </text:span><text:span text:style-name="T33">Dalam </text:span><text:span text:style-name="T29">Open System Interconnection (OSI) </text:span><text:span text:style-name="T33">protokol ini sering digambarkan sebagai yang berada antara lapisan </text:span><text:span text:style-name="T29">(</text:span><text:span text:style-name="T33">l</text:span><text:span text:style-name="T29">ayer) </text:span><text:span text:style-name="T33">ke 2 dan 3 dimana juga dienkaptulasi oleh protokol </text:span><text:span text:style-name="T29">layer </text:span><text:span text:style-name="T33">2.</text:span></text:p>
      <text:p text:style-name="P2"><text:span text:style-name="T24">Protokol ini sangat sering dimanfaatkan oleh penyerang </text:span><text:span text:style-name="T36">(hacker/attacker) </text:span><text:span text:style-name="T24">untuk melakukan serangan </text:span><text:span text:style-name="T36">Man In The Middle (MITM) </text:span><text:span text:style-name="T24">dengan berbagai tujuan. Ketika </text:span><text:span text:style-name="T36">attacker </text:span><text:span text:style-name="T24">mengirimkan paket </text:span><text:span text:style-name="T36">ARP Reply </text:span><text:span text:style-name="T24">yang telah dimodifikasi sedemikian rupa dengan tujuan </text:span><text:span text:style-name="T36">host </text:span><text:span text:style-name="T24">target</text:span><text:span text:style-name="T36"> </text:span><text:span text:style-name="T24">maka </text:span><text:span text:style-name="T36">ARP Cache </text:span><text:span text:style-name="T24">dari target</text:span><text:span text:style-name="T36"> </text:span><text:span text:style-name="T24">akan ter-</text:span><text:span text:style-name="T36">update </text:span><text:span text:style-name="T24">sesuai dengan apa yang diinginkan oleh </text:span><text:span text:style-name="T36">attacker</text:span><text:span text:style-name="T24">. Setiap </text:span><text:span text:style-name="T37">host </text:span><text:span text:style-name="T58">yang ingin berkomunikasi dengan </text:span><text:span text:style-name="T37">host </text:span><text:span text:style-name="T58">lainnya menggunakan </text:span><text:span text:style-name="T37"><text:s/>MAC Addres </text:span><text:span text:style-name="T58">agar setiap </text:span><text:span text:style-name="T37">frame </text:span><text:span text:style-name="T58">data</text:span><text:span text:style-name="T37"> </text:span><text:span text:style-name="T58">dapat diteruskan ke tujuan dan diletakan di atas media transmisi (kabel atau radio) dan diproses oleh </text:span><text:span text:style-name="T41">Network Interface Card (NIC) </text:span><text:span text:style-name="T58">dimana </text:span><text:span text:style-name="T37">MAC Address </text:span><text:span text:style-name="T58">tersebut tersimpan di dalam </text:span><text:span text:style-name="T37">ARP Cache </text:span><text:span text:style-name="T58">yang telah ter-</text:span><text:span text:style-name="T37">update. </text:span><text:span text:style-name="T59">Hal ini dapat menyebabkan paket yang dikirimkan tidak sampai pada </text:span><text:span text:style-name="T38">host </text:span><text:span text:style-name="T59">tujuan atau justru dapat diterima oleh </text:span><text:span text:style-name="T38">attacker</text:span><text:span text:style-name="T59">. Akibat dari serangan ini salah satunya adalah hilangnya kerahasiaan dari data yang dikirimkan melalui jaringan ini seperti </text:span><text:span text:style-name="T38">password,</text:span><text:span text:style-name="T55"> email</text:span><text:span text:style-name="T38">, </text:span><text:span text:style-name="T39"><text:s/></text:span><text:span text:style-name="T60">dan lain sebagainya.</text:span></text:p>
      <text:p text:style-name="P3">Serangan menggunakan <text:span text:style-name="T35">ARP </text:span>ini dapat dideteksi dengan menggunakan Jaringan <text:span text:style-name="T61">Saraf</text:span> Tiruan <text:span text:style-name="T62">(JST) </text:span>dengan melakukan normalisasi terhadap paket-packet <text:span text:style-name="T35">APR </text:span>yang <text:soft-page-break/>berhasil di-<text:span text:style-name="T35">capture </text:span>agar dapat menjadi <text:span text:style-name="T35">input</text:span>-an bagi Jaringan <text:span text:style-name="T61">Saraf</text:span> Tiruan yang telah dibuat. <text:span text:style-name="T62">JST adalah sebuah alat pemodelan yang didasarkan pada sistem saraf dimana dapat digunakan pada data statistik non-linier. Jaringan ini <text:s/>dapat digunakan untuk memodelkan hubungan yang kompleks antara </text:span><text:span text:style-name="T40">input</text:span><text:span text:style-name="T62"> dan </text:span><text:span text:style-name="T40">output</text:span><text:span text:style-name="T62"> untuk menemukan pola-pola data. Salah satu algoritma/metode untuk melakukan pembelajaran terarah </text:span><text:span text:style-name="T40">(</text:span><text:span text:style-name="T44">supervised learing</text:span><text:span text:style-name="T40">)</text:span><text:span text:style-name="T62"> pada Jaringan Saraf Tiruan dalam mencari beban (</text:span><text:span text:style-name="T44">weight</text:span><text:span text:style-name="T62">) pada setiap </text:span><text:span text:style-name="T40">neuron </text:span><text:span text:style-name="T65">yang menghasilkan nilai kesalahan seminimal mungkin adalah Perambatan Mundur </text:span><text:span text:style-name="T44">(Backpropagation)</text:span><text:span text:style-name="T65">. Metode ini dapat digunakan untuk meningkatkan presentase dari hasil deteksi yang dilakukan oleh Jaringan Saraf Tiruan.</text:span></text:p>
      <text:p text:style-name="P16"/>
      <text:list xml:id="list100951964566565" text:continue-numbering="true" text:style-name="L1">
        <text:list-item>
          <text:p text:style-name="P27">Rumusan Masalah</text:p>
        </text:list-item>
      </text:list>
      <text:list xml:id="list4132512600147321242" text:style-name="L2">
        <text:list-item>
          <text:p text:style-name="P28">Bagaimana setiap paket yang <text:span text:style-name="T64">melewati </text:span><text:span text:style-name="T42">Network Interface Card (NIC) </text:span><text:span text:style-name="T2">dapat di-</text:span><text:span text:style-name="T43">capture</text:span><text:span text:style-name="T2">?</text:span></text:p>
        </text:list-item>
        <text:list-item>
          <text:p text:style-name="P30"><text:span text:style-name="T2">B</text:span><text:span text:style-name="T1">agaimana mengolah paket-paket yang berhasil di-</text:span><text:span text:style-name="T35">capture </text:span><text:span text:style-name="T1">agar dapat dilakukan pengecekan dan normalisasi data yang akan digunakan sebagain </text:span><text:span text:style-name="T35">input </text:span><text:span text:style-name="T3">untuk Jaringan Saraf Tiruan?</text:span></text:p>
        </text:list-item>
        <text:list-item>
          <text:p text:style-name="P31"><text:span text:style-name="T3">B</text:span><text:span text:style-name="T1">agaimana meningkatkan presentasi pengenalan paket-paket yang dapat membayakan?</text:span></text:p>
        </text:list-item>
      </text:list>
      <text:list xml:id="list100952215801861" text:continue-list="list100951964566565" text:style-name="L1">
        <text:list-item>
          <text:p text:style-name="P27">Batasan Masalah</text:p>
        </text:list-item>
      </text:list>
      <text:list xml:id="list1925956659347095674" text:style-name="L3">
        <text:list-item>
          <text:p text:style-name="P29"><text:span text:style-name="T3">M</text:span><text:span text:style-name="T1">enemukan paket-packet </text:span><text:span text:style-name="T35">(ARP) </text:span><text:span text:style-name="T1">yang akan menjadi </text:span><text:span text:style-name="T35">input</text:span><text:span text:style-name="T4">-</text:span><text:span text:style-name="T1">an untuk Jaringan Saraf Tiruan.</text:span></text:p>
        </text:list-item>
        <text:list-item>
          <text:p text:style-name="P32"><text:span text:style-name="T1">Memproses </text:span><text:span text:style-name="T35">input </text:span><text:span text:style-name="T1">dengan metode perambatan mundur</text:span><text:span text:style-name="T35"> (backpropagation)</text:span><text:span text:style-name="T1">.</text:span></text:p>
        </text:list-item>
        <text:list-item>
          <text:p text:style-name="P33"><text:span text:style-name="T1">Memastikan </text:span><text:span text:style-name="T35">host </text:span><text:span text:style-name="T5">tersebut </text:span><text:span text:style-name="T1">sedang mendapatkan serangan atau tidak.</text:span></text:p>
        </text:list-item>
      </text:list>
      <text:list xml:id="list100951616296309" text:continue-list="list100952215801861" text:style-name="L1">
        <text:list-item>
          <text:p text:style-name="P27">Tujuan Penelitian</text:p>
        </text:list-item>
      </text:list>
      <text:p text:style-name="P23">Adapun tujuan dari penelitian ini adalah untuk melakukan <text:span text:style-name="T1">pengecekan paket-paket </text:span><text:span text:style-name="T35">(ARP) </text:span><text:span text:style-name="T1">sehingga dapat menciptakan sebuah sistem yang dapat mendeteksi serangan yang menggunakan protokol tersebut.</text:span></text:p>
      <text:list xml:id="list100953224688244" text:continue-numbering="true" text:style-name="L1">
        <text:list-item>
          <text:p text:style-name="P27"><text:soft-page-break/>Manfaat Penelitian</text:p>
        </text:list-item>
      </text:list>
      <text:p text:style-name="P22">Diharapkan sistem ini dapat meningkatkan keamanan jaringan dan mengurangi kasus kejahatan yang belakangan ini sering terjadi. Selain itu sistem ini juga dapat digunakan sebagai media pembelajaran yang interaktif dikarenakan sistem mendukung proses pembuatan paket-paket <text:span text:style-name="T35">ARP </text:span><text:span text:style-name="T1">yang dapat dilakukan oleh pengguna maupun membaca paket-paket data yang </text:span><text:span text:style-name="T6">disajikan dalam bentuk yang lebih mudah untuk dibaca</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BAB II<text:span text:style-name="T91">I</text:span></text:p>
      <text:p text:style-name="P8"><text:soft-page-break/>LANDASAN TEORI</text:p>
      <text:p text:style-name="P8"/>
      <text:p text:style-name="P10">2.1 Tinjauan Pustaka</text:p>
      <text:p text:style-name="P5">Vinay dan Gudur (2015) <text:span text:style-name="T35">ARP Spoofing</text:span> dapat diatasi dengan meng-<text:span text:style-name="T35">capture</text:span> paket kemudian menyimpan paket tersebut <text:span text:style-name="T35">(IP </text:span><text:span text:style-name="T45">Address </text:span><text:span text:style-name="T35">&amp; MAC Address)</text:span> ke dalam <text:span text:style-name="T35">database</text:span> yang kemudian pada hasil <text:span text:style-name="T35">capture</text:span> berikutnya akan dilakukan pengecekan paket yang di-<text:span text:style-name="T35">capture</text:span> dengan paket yang tersimpan di <text:span text:style-name="T35">database</text:span> sebelumnya. Apabila hasil <text:span text:style-name="T35">capture</text:span> tidak sama dengan <text:s/><text:span text:style-name="T35">IP </text:span><text:span text:style-name="T45">Address</text:span> dan <text:span text:style-name="T35">MAC Address</text:span> yang tersimpan di <text:span text:style-name="T35">database</text:span> maka akan mengirimkan modul <text:span text:style-name="T35">ARP Spoofing Detection</text:span>, sedangkan jika ada paket yang baru maka akan disimpan di <text:span text:style-name="T35">database</text:span>. Untuk memastikan sebuah <text:span text:style-name="T89">komputer</text:span> sedang diserang adalah dengan mengirimkan <text:span text:style-name="T35">ICMP packet</text:span> berdasarkan data yang tersimpan di <text:span text:style-name="T35">database</text:span>. Apabila <text:span text:style-name="T35">identifier</text:span> dan <text:span text:style-name="T35">sequence number</text:span> tidak sesuai maka akan ditampilkan sebuah pesan peringatan kepada admin jaringan tersebut. <text:span text:style-name="T90">Pada penelitian yang penulis lakukan hasil </text:span><text:span text:style-name="T46">capture </text:span><text:span text:style-name="T8">paket</text:span><text:span text:style-name="T46"> </text:span><text:span text:style-name="T8">yang dilakukan secara </text:span><text:span text:style-name="T46">real time </text:span><text:span text:style-name="T8">akan diproses menggunakan Jaringan Syaraf Tiruan dengan harapan akan dapat meningkatkan performa sistem pendeteksi. </text:span></text:p>
      <text:p text:style-name="P34"><text:span text:style-name="T74">Kaur (2013) penah melakukan penelitian </text:span><text:span text:style-name="T67">untuk </text:span><text:span text:style-name="T75">mendeteksi serangan </text:span><text:span text:style-name="T86">ARP Spoofing</text:span><text:span text:style-name="T75"> dengan mendeteksi paket-paket yang mencurigakan dan ketika telah dipastikan ada yang melakukan serangan </text:span><text:span text:style-name="T76">segera</text:span><text:span text:style-name="T75"> diambil tindakan dengan mengirimkan paket </text:span><text:span text:style-name="T86">ARP Request</text:span><text:span text:style-name="T75"> ke gateway dengan tujuan untuk memperbaharui </text:span><text:span text:style-name="T86">ARP Cache</text:span><text:span text:style-name="T75">. </text:span><text:span text:style-name="T77">Selain itu digunakan juga ICMP (</text:span><text:span text:style-name="T87">Internet Control Message Protocol</text:span><text:span text:style-name="T77">) untuk melakukan pengecekan apakah penyerang meng-aktifkan fungsi IP Forwarding untuk meneruskan paket IP pada tujuan. </text:span><text:span text:style-name="T78">Berdasarkan</text:span><text:span text:style-name="T79"> penelitian tersebut penulis akan melakukan penyimpanan hasil </text:span><text:span text:style-name="T88">capture </text:span><text:span text:style-name="T79">paket pada format yang umum digunakan seperti pcap dan pcapng </text:span><text:span text:style-name="T80">agar lebih mudah untuk dianalisis oleh peneliti lain</text:span><text:span text:style-name="T79">.</text:span></text:p>
      <text:p text:style-name="P34"><text:span text:style-name="T66">Srinath dkk (2015) telah melakukan peneliti</text:span><text:span text:style-name="T67">an</text:span><text:span text:style-name="T66"> dengan menggunakan tiga model untuk mengatasi serangan </text:span><text:span text:style-name="T81">ARP Spoofing</text:span><text:span text:style-name="T66"> yaitu model perspektif </text:span><text:span text:style-name="T68">komputer </text:span><text:span text:style-name="T69">(</text:span><text:span text:style-name="T82">host</text:span><text:span text:style-name="T69">)</text:span><text:span text:style-name="T66">, perspektif </text:span><text:span text:style-name="T81">server</text:span><text:span text:style-name="T66">, dan otentikasi. </text:span><text:span text:style-name="T70">Dimodel pertama setiap </text:span><text:span text:style-name="T68">komputer</text:span><text:span text:style-name="T70"> mengirimkan informasi yang didapat setelah terhubung ke jaringan melalui </text:span><text:span text:style-name="T83">DHCP</text:span><text:span text:style-name="T70"> ke </text:span><text:span text:style-name="T83">server</text:span><text:span text:style-name="T70"> dan </text:span><text:soft-page-break/><text:span text:style-name="T70">tugas </text:span><text:span text:style-name="T83">server</text:span><text:span text:style-name="T70"> adalah mengimpan informasi tersebut ke </text:span><text:span text:style-name="T83">database</text:span><text:span text:style-name="T70"> sekaligus melakukan pengecekan informasi. </text:span><text:span text:style-name="T71">Informasi yang disimpan di </text:span><text:span text:style-name="T84">database</text:span><text:span text:style-name="T71"> dapat ditampilkan dengan menggunakan diagram agar mempermudah pembacaan. </text:span><text:span text:style-name="T72">Sistem yang penulis buat hanya digunakan di sisi </text:span><text:span text:style-name="T85">client </text:span><text:span text:style-name="T72">dengan alasan </text:span><text:span text:style-name="T73">kebiasaan</text:span><text:span text:style-name="T72"> pengguna jaringan seperti </text:span><text:span text:style-name="T85">wifi </text:span><text:span text:style-name="T72">yang </text:span><text:span text:style-name="T73">selalu berpindah-pindah (tidak hanya menggunakan satu jaringan).</text:span><text:span text:style-name="T23">.</text:span></text:p>
      <text:p text:style-name="P9"/>
      <text:p text:style-name="P16"/>
      <text:p text:style-name="P16"/>
      <text:p text:style-name="P11">2.2 Dasar Teori</text:p>
      <text:p text:style-name="P11"/>
      <text:p text:style-name="P11">2.2.1 <text:span text:style-name="T35">Intrusion Detection System </text:span><text:span text:style-name="T1">(IDS)</text:span></text:p>
      <text:p text:style-name="P17"><text:span text:style-name="T92"><text:tab/></text:span><text:span text:style-name="T15">Intrusion Detection System merupakan sebuah sistem yang dapat digunakan untuk mel</text:span><text:span text:style-name="T16">a</text:span><text:span text:style-name="T15">kukan deteksi terhadap aktivitas yang mencurigakan dalam sebuah sistem atau jaringan </text:span><text:span text:style-name="T16">yang dapat menggangu konfidensialitas, integritas dan ketersediaan data</text:span><text:span text:style-name="T15">. IDS dapat melakukan inspeksi terhadap lalu lintas </text:span><text:span text:style-name="T49">inbound</text:span><text:span text:style-name="T15"> dan </text:span><text:span text:style-name="T49">outbound</text:span><text:span text:style-name="T15"> dalam sebuah sistem atau jaringan, melakukan analisis dan mencari bukti dari percobaan intrusi.</text:span></text:p>
      <text:p text:style-name="P20"/>
      <text:p text:style-name="P12"/>
      <text:p text:style-name="P11">2.2.2 Proto<text:span text:style-name="T93">kol</text:span></text:p>
      <text:p text:style-name="P13"><text:tab/>Protokol pada jaringan komputer merupakan sebuah prosedur atau aturan yang harus disetujui secara bersama oleh perangkat yang akan berkomunikasi. Banyaknya protokol yang berbeda pada jaringan mengakibatkan sulitnya komunikasi antar perangkat yang terkoneksi melalui jaringan.</text:p>
      <text:p text:style-name="P18"><text:span text:style-name="T92"><text:tab/>Salah satu model arsitektur yang banyak digunakan adalah OSI (</text:span><text:span text:style-name="T57">Open System Interconnection</text:span><text:span text:style-name="T94">) yang </text:span>berupaya membentuk standar umum jaringan komputer untuk menunjang interoperatibilitas antar pemasok <text:span text:style-name="T95">(</text:span><text:span text:style-name="T50">vendor</text:span><text:span text:style-name="T95">) dari </text:span>yang berbeda. <text:span text:style-name="T95">OSI memiliki 7 lapisan/</text:span><text:span text:style-name="T50">layer </text:span><text:span text:style-name="T17">yang setiap lapisan memiliki fungsinya masing-masing. </text:span><text:span text:style-name="T95">Menurut Sugeng dan Putri fungsi dari masing-masing lapisan/</text:span><text:span text:style-name="T50">layer</text:span><text:span text:style-name="T95"> yang terdapat </text:span><text:soft-page-break/><text:span text:style-name="T95">pada OSI sebagai berikut:</text:span></text:p>
      <text:p text:style-name="P14">1. Lapisan Fisik (<text:span text:style-name="T35">Physical Layer</text:span>), berfungsi dalam mengiriman <text:span text:style-name="T35">raw </text:span><text:span text:style-name="T1">bit ke kanal komunikasi. Masalah-masalah yang harus diperhatikan adalah masalah desain (Jika dikirim bit 1 harus diartikan bit 1 disisi penerima), masalah debain ini ditemukan ada hubungannya dengan mekanika, kelistrikan, prosedur </text:span><text:span text:style-name="T35">interface</text:span><text:span text:style-name="T1">, dan medium transmisi fisik yang berada di lapisan fisik.</text:span></text:p>
      <text:p text:style-name="P14"><text:span text:style-name="T1">2. Lapisan Jalur Data (</text:span><text:span text:style-name="T35">Data Link Layer</text:span><text:span text:style-name="T1">), tugas utamanya sebagai fasilitas transmisi </text:span><text:span text:style-name="T35">raw </text:span><text:span text:style-name="T1">data dan mentransfirmasikan data tersebut ke saluran yang bebas dari kesalahan transmisi. Dimungkinnya melalukan pemecahan data input menjadi sejumlah data </text:span><text:span text:style-name="T35">frame </text:span><text:span text:style-name="T1">(biasanya jumlahnya ratusan atau ribuan byte). Selanjutnya </text:span><text:span text:style-name="T35">frame </text:span><text:span text:style-name="T1">tersebut dikirim secara perurutan, dan memproses </text:span><text:span text:style-name="T35">acknowledgment frame </text:span><text:span text:style-name="T1">yang dikirim kembali oleh penerima. Penambahan bit-bit khusus diawal dan diakhir data guna pengenalan </text:span><text:span text:style-name="T35">frame </text:span><text:span text:style-name="T1">merupakan bagian pekerjaannya. Jika terjadi </text:span><text:span text:style-name="T35">noise </text:span><text:span text:style-name="T1">dan </text:span><text:span text:style-name="T35">frame </text:span><text:span text:style-name="T1">rusak </text:span><text:span text:style-name="T35">frame </text:span><text:span text:style-name="T1">dikirim ulang, tapi akibatnya akan terjadi duplikasi </text:span><text:span text:style-name="T35">frame </text:span><text:span text:style-name="T1">jika </text:span><text:span text:style-name="T35"><text:s/>acknowledgment frame </text:span><text:span text:style-name="T1">hilang.</text:span></text:p>
      <text:p text:style-name="P14"><text:span text:style-name="T1">3. Lapisan Jaringan (</text:span><text:span text:style-name="T35">Network Layer</text:span><text:span text:style-name="T1">)</text:span><text:span text:style-name="T35">, </text:span><text:span text:style-name="T1">berfungsi sebagai pengendalian operasi </text:span><text:span text:style-name="T35">subnet</text:span><text:span text:style-name="T1">. Masalah desain yang penting adalah menentukan </text:span><text:span text:style-name="T35">route </text:span><text:span text:style-name="T1">pengiriman </text:span><text:span text:style-name="T35">packet </text:span><text:span text:style-name="T1">dari sumber ke tujuannya. Desain </text:span><text:span text:style-name="T35">route </text:span><text:span text:style-name="T1">dapat berupa statik atau dinamik. Masalah pengendalian kemacetan (</text:span><text:span text:style-name="T35">bottlenect</text:span><text:span text:style-name="T1">) merupakan tugasnya. Pada jaringan </text:span><text:span text:style-name="T35">broadcast, </text:span><text:span text:style-name="T1">masalah penentuan </text:span><text:span text:style-name="T35">route </text:span><text:span text:style-name="T1">hal yang sederhana, lapisan jaringan bisa tidak ada atau tidak diperlukan.</text:span></text:p>
      <text:p text:style-name="P14"><text:span text:style-name="T1">4. Lapisan Transport (</text:span><text:span text:style-name="T35">Transport Layer</text:span><text:span text:style-name="T1">), fungsi dasarnya adalah menerima data dari Lapisan Sesi, bila perlu memecah data menjadi bagian-bagian yang lebih kecil, meneruskan potongan ke lapisan jaringan dan menjamin seluruh potongan data sampai dengan benar disisi lainnya. Harus dilaksanakan secara efisien. Tujuan lainnya adalah melindungi seluruh lapisan diatasnya dari perubahan teknologi perangkat keras yang mungkin timbul. Bila diperlukan </text:span><text:span text:style-name="T35">throughput </text:span><text:span text:style-name="T1">yang tinggi, maka lapisa </text:span><text:span text:style-name="T35">transport </text:span><text:span text:style-name="T1">hubungan jaringan yang banyak, tetapi dapat pula menggabungkan beberapa hubungan </text:span><text:span text:style-name="T35">transport</text:span><text:span text:style-name="T1"> ke hubungan jaringan yang sama. Penentuan jenis </text:span><text:soft-page-break/><text:span text:style-name="T1">layanan (yang populer adalah saluran </text:span><text:span text:style-name="T35">error-free point tot point</text:span><text:span text:style-name="T1">) merupakan tugasnya pula. Merupakan </text:span><text:span text:style-name="T35">layer end-to-end </text:span><text:span text:style-name="T1">sejati dari sumber ke tujuan. Banyak </text:span><text:span text:style-name="T35">host </text:span><text:span text:style-name="T1">diprogram dengan </text:span><text:span text:style-name="T35">multiprogrammed </text:span><text:span text:style-name="T1">(banyak hubungan yang masuk dan meninggalkan </text:span><text:span text:style-name="T35">host </text:span><text:span text:style-name="T1">untuk menyatakan pesan mana). </text:span><text:span text:style-name="T18">TH adalah tempat informasi tersebut ditempatkan. Pengendalian aliran (</text:span><text:span text:style-name="T51">Flow Control</text:span><text:span text:style-name="T18">) adalah merupakan tugasnya agar tidak membanjiri </text:span><text:span text:style-name="T51">host </text:span><text:span text:style-name="T18">yang lamban.</text:span></text:p>
      <text:p text:style-name="P15"><text:span text:style-name="T18">5. </text:span><text:span text:style-name="T1">Lapisan Sesi (</text:span><text:span text:style-name="T35">Session Layer</text:span><text:span text:style-name="T1">), mengizinkan para pengguna untuk menetapkan </text:span><text:span text:style-name="T35">session </text:span><text:span text:style-name="T1">di antara mereka. Sebuah </text:span><text:span text:style-name="T35">session </text:span><text:span text:style-name="T1">digunakan untuk memungkinkan seseorang pengguna lelakukan </text:span><text:span text:style-name="T35">log</text:span><text:span text:style-name="T1"> ke dalam suatu </text:span><text:span text:style-name="T35">remote time sharing system </text:span><text:span text:style-name="T1">atau memindahkan suatu </text:span><text:span text:style-name="T35">file </text:span><text:span text:style-name="T1">dari satu mesin ke mesin yang lain. Jadi tugasnya adalah pengendalian dialog. Funsi lainnya dalah manajemen </text:span><text:span text:style-name="T35">token (token management)</text:span><text:span text:style-name="T1">, sinkronisasi (</text:span><text:span text:style-name="T35">synchronization</text:span><text:span text:style-name="T1">), penyisipan </text:span><text:span text:style-name="T35">checkpoint </text:span><text:span text:style-name="T1">diperlukan jika akan mengulangi pengiriman akibat terjadinya </text:span><text:span text:style-name="T35">crash </text:span><text:span text:style-name="T1">sehingga tidak perlu seluruh data diulang pengirimannya.</text:span></text:p>
      <text:p text:style-name="P21"><text:span text:style-name="T1">6. </text:span><text:span text:style-name="T19">Lapisan Presentasi (</text:span><text:span text:style-name="T52">Presentation Layer</text:span><text:span text:style-name="T19">),</text:span><text:span text:style-name="T52"> </text:span><text:span text:style-name="T19">melakukan fungsi tertentu yang sering diminta untuk menjamin penemuan sebuah penyelesaian umum bagi masalah tertentu. Lapisan Presentasi tidak mengizinkan pengguna untuk menyelesaikan sendiri suatu masalah. Lapisan Presentasi memperhatikan </text:span><text:span text:style-name="T52">sytax </text:span><text:span text:style-name="T19">dan semantik informasi yang dikirimkan. Contoh layanannya adalah pengodean data (</text:span><text:span text:style-name="T52">data encoding</text:span><text:span text:style-name="T19">).</text:span></text:p>
      <text:p text:style-name="P19"><text:span text:style-name="T19">7. Lapisan Aplikasi </text:span><text:span text:style-name="T20">(</text:span><text:span text:style-name="T53">Appilcation Layer</text:span><text:span text:style-name="T20">), tugasnya melayani </text:span><text:span text:style-name="T53">remote </text:span><text:span text:style-name="T20">terminal. Lapisan aplikasi terdiri dari bermacam-macam protocol yang bisa digunakan. Diperlukan adanya terminal virtual jaringan (</text:span><text:span text:style-name="T53">network virtual terminal</text:span><text:span text:style-name="T20">) </text:span><text:span text:style-name="T21">sebelum suatu editor </text:span><text:span text:style-name="T54">remote </text:span><text:span text:style-name="T21">digunakan. Fungsi lainnya adalah pemindahan … (biasanya satu sistem ke sistem lain mempunyai konvensi yang berbeda). Tugasnya seperti: <text:s/>E-mail, Telnet, FTP, WWW dan lain sebagainya.</text:span></text:p>
      <text:p text:style-name="P11">2.2.3 ARP</text:p>
      <text:p text:style-name="P11"/>
      <text:p text:style-name="P11">2.2.4 JST</text:p>
      <text:p text:style-name="P11"><text:soft-page-break/></text:p>
      <text:p text:style-name="P11">2.2.5 Backprogation</text:p>
      <text:p text:style-name="P1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1.1811in" fo:margin-left="1.5752in" fo:margin-right="1.1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in" style:dynamic-spacing="false"/>
      </style:header-style>
      <style:footer-style/>
    </style:page-layout>
  </office:automatic-styles>
  <office:master-styles>
    <style:master-page style:name="Standard" style:page-layout-name="Mpm1">
      <style:header>
        <text:p text:style-nam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8:42:39.254547751</meta:creation-date>
    <dc:date>2017-03-05T10:09:51.392324150</dc:date>
    <meta:editing-duration>PT4H39M26S</meta:editing-duration>
    <meta:editing-cycles>54</meta:editing-cycles>
    <meta:generator>LibreOffice/4.3.3.2$Linux_X86_64 LibreOffice_project/430m0$Build-2</meta:generator>
    <meta:document-statistic meta:table-count="0" meta:image-count="0" meta:object-count="0" meta:page-count="8" meta:paragraph-count="40" meta:word-count="1506" meta:character-count="11353" meta:non-whitespace-character-count="9885"/>
  </office:meta>
</office:document-meta>
</file>